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 style:list-style-name="L1">
      <style:text-properties fo:font-size="10pt" style:font-size-asian="10pt" style:font-size-complex="10pt"/>
    </style:style>
    <style:style style:name="P5" style:family="paragraph" style:parent-style-name="Standard" style:list-style-name="L1">
      <style:text-properties fo:font-size="10pt" style:font-size-asian="10pt" style:font-size-complex="10pt"/>
    </style:style>
    <style:style style:name="P6" style:family="paragraph" style:parent-style-name="Standard" style:list-style-name="L1">
      <style:text-properties fo:font-size="10pt" style:font-size-asian="10pt" style:font-size-complex="10pt"/>
    </style:style>
    <style:style style:name="P7" style:family="paragraph" style:parent-style-name="Standard" style:list-style-name="L1">
      <style:text-properties fo:font-size="10pt" style:font-size-asian="10pt" style:font-size-complex="10pt"/>
    </style:style>
    <style:style style:name="P8" style:family="paragraph" style:parent-style-name="Standard" style:list-style-name="L1">
      <style:text-properties fo:font-size="10pt" style:font-size-asian="10pt" style:font-size-complex="10pt"/>
    </style:style>
    <style:style style:name="P9" style:family="paragraph" style:parent-style-name="Standard" style:list-style-name="L1">
      <style:text-properties fo:font-size="10pt" style:font-size-asian="10pt" style:font-size-complex="10pt"/>
    </style:style>
    <style:style style:name="P10" style:family="paragraph" style:parent-style-name="Standard" style:list-style-name="L1">
      <style:text-properties fo:font-size="10pt" style:font-size-asian="10pt" style:font-size-complex="10pt"/>
    </style:style>
    <style:style style:name="P11" style:family="paragraph" style:parent-style-name="Standard" style:list-style-name="L1">
      <style:text-properties fo:font-size="10pt" style:font-size-asian="10pt" style:font-size-complex="10pt"/>
    </style:style>
    <style:style style:name="P12" style:family="paragraph" style:parent-style-name="Standard" style:list-style-name="L1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tab/><text:tab/><text:tab/><text:tab/>Soft3D Documentation</text:span></text:p>
      <text:p text:style-name="P2"/>
      <text:p text:style-name="P1"><text:tab/></text:p>
      <text:p text:style-name="P1"/>
      <text:p text:style-name="P1"/>
      <text:p text:style-name="P1"><text:tab/><text:tab/><text:tab/><text:tab/><text:tab/>What is Soft3D</text:p>
      <text:p text:style-name="P1"/>
      <text:p text:style-name="P1"><text:tab/><text:span text:style-name="T1">Soft3D is a 3D/2D generic software rendering library written in C++. The main target of the library is to be used for non 3D hardware mobile devices. Soft3D will use fixed function pipeline as well as a user defined vertex and fragment shader for rendering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Soft3D Feature List</text:p>
      <text:p text:style-name="P1"/>
      <text:p text:style-name="P1"/>
      <text:list text:style-name="L1">
        <text:list-item>
          <text:p text:style-name="P4"><text:bookmark text:name="ctl00_ctl00_Content_TabContentPanel_Content_wikiSourceLabel"/>Triangle, triangle strip, triangle fan, line, and line strip primitives </text:p>
        </text:list-item>
        <text:list-item>
          <text:p text:style-name="P4"><text:bookmark text:name="ctl00_ctl00_Content_TabContentPanel_Content_wikiSourceLabel1"/>Culling and clipping </text:p>
        </text:list-item>
        <text:list-item>
          <text:p text:style-name="P4"><text:bookmark text:name="ctl00_ctl00_Content_TabContentPanel_Content_wikiSourceLabel2"/>Custom plane clipping for effects </text:p>
        </text:list-item>
        <text:list-item>
          <text:p text:style-name="P4"><text:bookmark text:name="ctl00_ctl00_Content_TabContentPanel_Content_wikiSourceLabel3"/>32,24,16,8 bit affine and perspective texturing </text:p>
        </text:list-item>
        <text:list-item>
          <text:p text:style-name="P4"><text:bookmark text:name="ctl00_ctl00_Content_TabContentPanel_Content_wikiSourceLabel4"/>Alpha blending </text:p>
        </text:list-item>
        <text:list-item>
          <text:p text:style-name="P4"><text:bookmark text:name="ctl00_ctl00_Content_TabContentPanel_Content_wikiSourceLabel5"/>Vertex lighting and fog </text:p>
        </text:list-item>
        <text:list-item>
          <text:p text:style-name="P4"><text:bookmark text:name="ctl00_ctl00_Content_TabContentPanel_Content_wikiSourceLabel6"/>32, 16 bit depth buffering </text:p>
        </text:list-item>
        <text:list-item>
          <text:p text:style-name="P4"><text:bookmark text:name="ctl00_ctl00_Content_TabContentPanel_Content_wikiSourceLabel7"/>8 bit stencil </text:p>
        </text:list-item>
        <text:list-item>
          <text:p text:style-name="P4"><text:bookmark text:name="ctl00_ctl00_Content_TabContentPanel_Content_wikiSourceLabel8"/>Vertex and fragment shader programs 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Andre Brown</meta:initial-creator>
    <meta:creation-date>2008-02-25T03:25:40</meta:creation-date>
    <dc:creator>Andre Brown</dc:creator>
    <dc:date>2008-02-25T03:39:32</dc:date>
    <meta:editing-cycles>1</meta:editing-cycles>
    <meta:editing-duration>PT13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4" meta:word-count="97" meta:character-count="617"/>
  </office:meta>
</office:document-meta>
</file>